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duct Backlog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Story Poin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print</text:p>
          </table:table-cell>
        </table:table-row>
        <table:table-row table:style-name="ro1">
          <table:table-cell office:value-type="string" calcext:value-type="string">
            <text:p>Basis- und Hilfsklassen: Da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- und Hilfsklassen: Command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- und Hilfsklassen: Panels und Controll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- und Hilfsklassen: Model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Stammdaten erfassen</text:p>
          </table:table-cell>
          <table:table-cell office:value-type="float" office:value="21" calcext:value-type="float">
            <text:p>21</text:p>
          </table:table-cell>
          <table:table-cell table:formula="of:=SUM([.B2:.B6])" office:value-type="float" office:value="52" calcext:value-type="float">
            <text:p>52</text:p>
          </table:table-cell>
          <table:table-cell office:value-type="string" calcext:value-type="string">
            <text:p>Sprint 1</text:p>
          </table:table-cell>
        </table:table-row>
        <table:table-row table:style-name="ro1">
          <table:table-cell office:value-type="string" calcext:value-type="string">
            <text:p>Schüler suchen: Stammdaten, Anmeldestatus, Dispensationen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Datenblat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Stammdaten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Dispensationen hinzufügen / bearbeiten / löschen</text:p>
          </table:table-cell>
          <table:table-cell office:value-type="float" office:value="3" calcext:value-type="float">
            <text:p>3</text:p>
          </table:table-cell>
          <table:table-cell table:formula="of:=SUM([.B7:.B10])" office:value-type="float" office:value="58" calcext:value-type="float">
            <text:p>58</text:p>
          </table:table-cell>
          <table:table-cell office:value-type="string" calcext:value-type="string">
            <text:p>Sprint 2</text:p>
          </table:table-cell>
        </table:table-row>
        <table:table-row table:style-name="ro1">
          <table:table-cell office:value-type="string" calcext:value-type="string">
            <text:p>Selektionscodes erfass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ktionscodes lösche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ktionscodes bearbei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Selektionscodes hinzufügen / lösch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suchen: Selektionscod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lösch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rkraft erfasse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rkraft lösche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rkraft bearbeit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ster erfass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ster lösche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ster bearbei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 erfassen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 lösch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 bearbeit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bearbeiten: Kurse hinzufügen / lösch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 suchen: Kurs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lerlisten erstellen</text:p>
          </table:table-cell>
          <table:table-cell office:value-type="float" office:value="13" calcext:value-type="float">
            <text:p>13</text:p>
          </table:table-cell>
          <table:table-cell table:formula="of:=SUM([.B11:.B28])" office:value-type="float" office:value="72.5" calcext:value-type="float">
            <text:p>72.5</text:p>
          </table:table-cell>
          <table:table-cell office:value-type="string" calcext:value-type="string">
            <text:p>Sprint 3</text:p>
          </table:table-cell>
        </table:table-row>
        <table:table-row table:style-name="ro1">
          <table:table-cell office:value-type="string" calcext:value-type="string">
            <text:p>Mitarbeiterliste erstell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chenmithilfe-Codes erfass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chenmithilfe-Codes lösche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chenmithilfe-Codes bearbei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chen erfassen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chen lösch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chen bearbeit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chen-Rollenliste erstell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chen-Elternmithilfeliste erstell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ktionsgebühren bearbeit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sterrechnungen erstellen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schrift/ausstehende Zahlung erfassen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gegangene Zahlung erfasse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hnungsauswahl erstellen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hnungs- und Mahnungsliste erstell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Mail verfassen</text:p>
          </table:table-cell>
          <table:table-cell office:value-type="float" office:value="5" calcext:value-type="float">
            <text:p>5</text:p>
          </table:table-cell>
          <table:table-cell table:formula="of:=SUM([.B29:.B44])" office:value-type="float" office:value="125.5" calcext:value-type="float">
            <text:p>125.5</text:p>
          </table:table-cell>
          <table:table-cell office:value-type="string" calcext:value-type="string">
            <text:p>Offen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4])" office:value-type="float" office:value="308" calcext:value-type="float">
            <text:p>308</text:p>
          </table:table-cell>
          <table:table-cell table:formula="of:=SUM([.C2:.C44])" office:value-type="float" office:value="308" calcext:value-type="float">
            <text:p>308</text:p>
          </table:table-cell>
          <table:table-cell/>
        </table:table-row>
      </table:table>
      <table:table table:name="Burndown Beispiel" table:style-name="ta1">
        <table:shapes>
          <draw:frame draw:z-index="0" draw:style-name="gr1" draw:text-style-name="P1" svg:width="15.997cm" svg:height="9.004cm" svg:x="2.423cm" svg:y="5.339cm">
            <draw:object draw:notify-on-update-of-ranges="'Burndown Beispiel'.B1:'Burndown Beispiel'.F1 'Burndown Beispiel'.A2:'Burndown Beispiel'.A2 'Burndown Beispiel'.B2:'Burndown Beispiel'.F2 'Burndown Beispiel'.A3:'Burndown Beispiel'.A3 'Burndown Beispiel'.B3:'Burndown Beispiel'.F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Progres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Scope Changes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pe Changes Beispiele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mountaingoatsoftware.com/agile/scrum/release-burndown/alternative</text:p>
          </table:table-cell>
          <table:table-cell table:number-columns-repeated="5"/>
        </table:table-row>
      </table:table>
      <table:table table:name="Sprint 1" table:style-name="ta1">
        <table:shapes>
          <draw:frame draw:z-index="0" draw:style-name="gr1" draw:text-style-name="P1" svg:width="15.999cm" svg:height="8.999cm" svg:x="2.358cm" svg:y="4.294cm">
            <draw:object draw:notify-on-update-of-ranges="'Sprint 1'.A1:'Sprint 1'.A1 'Sprint 1'.B1:'Sprint 1'.G1 'Sprint 1'.A2:'Sprint 1'.A2 'Sprint 1'.B2:'Sprint 1'.G2 'Sprint 1'.A3:'Sprint 1'.A3 'Sprint 1'.B3:'Sprint 1'.G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7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08" calcext:value-type="float">
            <text:p>308</text:p>
          </table:table-cell>
          <table:table-cell table:formula="of:=[.B2]-52"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-52" office:value-type="float" office:value="204" calcext:value-type="float">
            <text:p>204</text:p>
          </table:table-cell>
          <table:table-cell table:formula="of:=[.D3]-52" office:value-type="float" office:value="152" calcext:value-type="float">
            <text:p>152</text:p>
          </table:table-cell>
          <table:table-cell table:formula="of:=[.E3]-52" office:value-type="float" office:value="100" calcext:value-type="float">
            <text:p>100</text:p>
          </table:table-cell>
          <table:table-cell table:formula="of:=[.F3]-52" office:value-type="float" office:value="48" calcext:value-type="float">
            <text:p>48</text:p>
          </table:table-cell>
          <table:table-cell/>
        </table:table-row>
      </table:table>
      <table:table table:name="Sprint 2" table:style-name="ta1">
        <table:shapes>
          <draw:frame draw:z-index="0" draw:style-name="gr1" draw:text-style-name="P1" svg:width="15.999cm" svg:height="8.999cm" svg:x="2.358cm" svg:y="2.036cm">
            <draw:object draw:notify-on-update-of-ranges="'Sprint 2'.A1:'Sprint 2'.A1 'Sprint 2'.B1:'Sprint 2'.G1 'Sprint 2'.A2:'Sprint 2'.A2 'Sprint 2'.B2:'Sprint 2'.G2 'Sprint 2'.A3:'Sprint 2'.A3 'Sprint 2'.B3:'Sprint 2'.G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7" table:default-cell-style-name="ce1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08" calcext:value-type="float">
            <text:p>308</text:p>
          </table:table-cell>
          <table:table-cell table:formula="of:=[.B2]-52" office:value-type="float" office:value="256" calcext:value-type="float">
            <text:p>256</text:p>
          </table:table-cell>
          <table:table-cell table:formula="of:=[.C2]-58"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-58" office:value-type="float" office:value="140" calcext:value-type="float">
            <text:p>140</text:p>
          </table:table-cell>
          <table:table-cell table:formula="of:=[.E3]-58" office:value-type="float" office:value="82" calcext:value-type="float">
            <text:p>82</text:p>
          </table:table-cell>
          <table:table-cell table:formula="of:=[.F3]-58" office:value-type="float" office:value="24" calcext:value-type="float">
            <text:p>24</text:p>
          </table:table-cell>
        </table:table-row>
      </table:table>
      <table:table table:name="Sprint 3" table:style-name="ta1">
        <table:shapes>
          <draw:frame draw:z-index="0" draw:style-name="gr1" draw:text-style-name="P1" svg:width="15.999cm" svg:height="8.999cm" svg:x="2.358cm" svg:y="2.036cm">
            <draw:object draw:notify-on-update-of-ranges="'Sprint 3'.A1:'Sprint 3'.A1 'Sprint 3'.B1:'Sprint 3'.G1 'Sprint 3'.A2:'Sprint 3'.A2 'Sprint 3'.B2:'Sprint 3'.G2 'Sprint 3'.A3:'Sprint 3'.A3 'Sprint 3'.B3:'Sprint 3'.G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7" table:default-cell-style-name="ce1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08" calcext:value-type="float">
            <text:p>308</text:p>
          </table:table-cell>
          <table:table-cell table:formula="of:=[.B2]-52" office:value-type="float" office:value="256" calcext:value-type="float">
            <text:p>256</text:p>
          </table:table-cell>
          <table:table-cell table:formula="of:=[.C2]-58" office:value-type="float" office:value="198" calcext:value-type="float">
            <text:p>198</text:p>
          </table:table-cell>
          <table:table-cell table:formula="of:=[.D2]-72.5" office:value-type="float" office:value="125.5" calcext:value-type="float">
            <text:p>125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]-72.5" office:value-type="float" office:value="53" calcext:value-type="float">
            <text:p>53</text:p>
          </table:table-cell>
          <table:table-cell table:formula="of:=[.F3]-72.5" office:value-type="float" office:value="-19.5" calcext:value-type="float">
            <text:p>-1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.00.0000</text:date>, <text:time style:data-style-name="N2" text:time-value="10:32:14.0071599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0:33:49.300979252</meta:creation-date>
    <meta:generator>LibreOffice/4.2.8.2$Linux_X86_64 LibreOffice_project/420m0$Build-2</meta:generator>
    <dc:date>2015-08-09T12:00:23.216596352</dc:date>
    <meta:editing-duration>PT1H45M55S</meta:editing-duration>
    <meta:editing-cycles>16</meta:editing-cycles>
    <meta:document-statistic meta:table-count="5" meta:cell-count="1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64cm" svg:y="0.316cm" chart:style-name="ch2">
          <text:p>Release Burndown</text:p>
        </chart:title>
        <chart:legend chart:legend-position="end" svg:x="12.809cm" svg:y="3.954cm" style:legend-expansion="high" chart:style-name="ch3"/>
        <chart:plot-area chart:style-name="ch4" table:cell-range-address="'Burndown Beispiel'.A1:'Burndown Beispiel'.F3" chart:data-source-has-labels="both" svg:x="1.33cm" svg:y="1.301cm" svg:width="11.16cm" svg:height="6.543cm">
          <chartooo:coordinate-region svg:x="2.137cm" svg:y="1.5cm" svg:width="10.353cm" svg:height="5.697cm"/>
          <chart:axis chart:dimension="x" chart:name="primary-x" chart:style-name="ch5" chartooo:axis-type="auto">
            <chartooo:date-scale/>
            <chart:title svg:x="6.35cm" svg:y="8.024cm" chart:style-name="ch6">
              <text:p>Sprints</text:p>
            </chart:title>
            <chart:categories table:cell-range-address="'Burndown Beispiel'.B1:'Burndown Beispiel'.F1"/>
          </chart:axis>
          <chart:axis chart:dimension="y" chart:name="primary-y" chart:style-name="ch7">
            <chart:title svg:x="0.451cm" svg:y="5.489cm" chart:style-name="ch8">
              <text:p>Story Points</text:p>
            </chart:title>
            <chart:grid chart:style-name="ch9" chart:class="major"/>
          </chart:axis>
          <chart:series chart:style-name="ch10" chart:values-cell-range-address="'Burndown Beispiel'.B2:'Burndown Beispiel'.F2" chart:label-cell-address="'Burndown Beispiel'.A2:'Burndown Beispiel'.A2" chart:class="chart:bar">
            <chart:data-point chart:repeated="5"/>
          </chart:series>
          <chart:series chart:style-name="ch11" chart:values-cell-range-address="'Burndown Beispiel'.B3:'Burndown Beispiel'.F3" chart:label-cell-address="'Burndown Beispiel'.A3:'Burndown Beispiel'.A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Burndown Beispiel'.B1:'Burndown Beispiel'.F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Burndown Beispiel'.A2:'Burndown Beispiel'.A2</svg:desc>
                </draw:g>
              </table:table-cell>
              <table:table-cell office:value-type="float" office:value="100">
                <text:p>100</text:p>
                <draw:g>
                  <svg:desc>'Burndown Beispiel'.B2:'Burndown Beispiel'.F2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cope Changes</text:p>
                <draw:g>
                  <svg:desc>'Burndown Beispiel'.A3:'Burndown Beispiel'.A3</svg:desc>
                </draw:g>
              </table:table-cell>
              <table:table-cell office:value-type="float" office:value="0">
                <text:p>0</text:p>
                <draw:g>
                  <svg:desc>'Burndown Beispiel'.B3:'Burndown Beispiel'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1</text:p>
        </chart:subtitle>
        <chart:legend chart:legend-position="end" svg:x="13.869cm" svg:y="3.952cm" style:legend-expansion="high" chart:style-name="ch4"/>
        <chart:plot-area chart:style-name="ch5" table:cell-range-address="'Sprint 1'.A1:'Sprint 1'.G3" chart:data-source-has-labels="both" svg:x="1.331cm" svg:y="2.19cm" svg:width="12.218cm" svg:height="5.649cm">
          <chartooo:coordinate-region svg:x="2.138cm" svg:y="2.39cm" svg:width="11.411cm" svg:height="4.802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1'.B1:'Sprint 1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1'.B2:'Sprint 1'.G2" chart:label-cell-address="'Sprint 1'.A2:'Sprint 1'.A2" chart:class="chart:bar">
            <chart:data-point chart:repeated="6"/>
          </chart:series>
          <chart:series chart:style-name="ch12" chart:values-cell-range-address="'Sprint 1'.B3:'Sprint 1'.G3" chart:label-cell-address="'Sprint 1'.A3:'Sprint 1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1'.B1:'Sprint 1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1'.A2:'Sprint 1'.A2</svg:desc>
                </draw:g>
              </table:table-cell>
              <table:table-cell office:value-type="float" office:value="308">
                <text:p>308</text:p>
                <draw:g>
                  <svg:desc>'Sprint 1'.B2:'Sprint 1'.G2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1'.A3:'Sprint 1'.A3</svg:desc>
                </draw:g>
              </table:table-cell>
              <table:table-cell office:value-type="float" office:value="0">
                <text:p>0</text:p>
                <draw:g>
                  <svg:desc>'Sprint 1'.B3:'Sprint 1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152">
                <text:p>15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2</text:p>
        </chart:subtitle>
        <chart:legend chart:legend-position="end" svg:x="13.869cm" svg:y="3.952cm" style:legend-expansion="high" chart:style-name="ch4"/>
        <chart:plot-area chart:style-name="ch5" table:cell-range-address="'Sprint 2'.A1:'Sprint 2'.G3" chart:data-source-has-labels="both" svg:x="1.331cm" svg:y="2.19cm" svg:width="12.218cm" svg:height="5.649cm">
          <chartooo:coordinate-region svg:x="2.138cm" svg:y="2.39cm" svg:width="11.411cm" svg:height="4.802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2'.B1:'Sprint 2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2'.B2:'Sprint 2'.G2" chart:label-cell-address="'Sprint 2'.A2:'Sprint 2'.A2" chart:class="chart:bar">
            <chart:data-point chart:repeated="6"/>
          </chart:series>
          <chart:series chart:style-name="ch12" chart:values-cell-range-address="'Sprint 2'.B3:'Sprint 2'.G3" chart:label-cell-address="'Sprint 2'.A3:'Sprint 2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2'.B1:'Sprint 2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2'.A2:'Sprint 2'.A2</svg:desc>
                </draw:g>
              </table:table-cell>
              <table:table-cell office:value-type="float" office:value="308">
                <text:p>308</text:p>
                <draw:g>
                  <svg:desc>'Sprint 2'.B2:'Sprint 2'.G2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2'.A3:'Sprint 2'.A3</svg:desc>
                </draw:g>
              </table:table-cell>
              <table:table-cell office:value-type="float" office:value="0">
                <text:p>0</text:p>
                <draw:g>
                  <svg:desc>'Sprint 2'.B3:'Sprint 2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3</text:p>
        </chart:subtitle>
        <chart:legend chart:legend-position="end" svg:x="13.869cm" svg:y="3.952cm" style:legend-expansion="high" chart:style-name="ch4"/>
        <chart:plot-area chart:style-name="ch5" table:cell-range-address="'Sprint 3'.A1:'Sprint 3'.G3" chart:data-source-has-labels="both" svg:x="1.331cm" svg:y="2.19cm" svg:width="12.218cm" svg:height="5.649cm">
          <chartooo:coordinate-region svg:x="2.138cm" svg:y="2.389cm" svg:width="11.411cm" svg:height="5.251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3'.B1:'Sprint 3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3'.B2:'Sprint 3'.G2" chart:label-cell-address="'Sprint 3'.A2:'Sprint 3'.A2" chart:class="chart:bar">
            <chart:data-point chart:repeated="6"/>
          </chart:series>
          <chart:series chart:style-name="ch12" chart:values-cell-range-address="'Sprint 3'.B3:'Sprint 3'.G3" chart:label-cell-address="'Sprint 3'.A3:'Sprint 3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3'.B1:'Sprint 3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3'.A2:'Sprint 3'.A2</svg:desc>
                </draw:g>
              </table:table-cell>
              <table:table-cell office:value-type="float" office:value="308">
                <text:p>308</text:p>
                <draw:g>
                  <svg:desc>'Sprint 3'.B2:'Sprint 3'.G2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198">
                <text:p>198</text:p>
              </table:table-cell>
              <table:table-cell office:value-type="float" office:value="125.5">
                <text:p>12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3'.A3:'Sprint 3'.A3</svg:desc>
                </draw:g>
              </table:table-cell>
              <table:table-cell office:value-type="float" office:value="0">
                <text:p>0</text:p>
                <draw:g>
                  <svg:desc>'Sprint 3'.B3:'Sprint 3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-19.5">
                <text:p>-1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